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3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57cm" fo:min-width="7.247cm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57cm" fo:min-width="10.166cm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57cm" fo:min-width="8.028cm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57cm" fo:min-width="7.911cm"/>
    </style:style>
    <style:style style:name="gr208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8.009cm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57cm" fo:min-width="7.737cm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739cm" fo:min-width="8.949cm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57cm" fo:min-width="10.18cm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1.167cm" fo:min-width="12.138cm"/>
    </style:style>
    <style:style style:name="gr213" style:family="graphic" style:parent-style-name="standard">
      <style:graphic-properties draw:fill-color="#adc5e7" draw:textarea-horizontal-align="justify" draw:textarea-vertical-align="middle" draw:auto-grow-height="false" fo:min-height="0.238cm" fo:min-width="3.945cm"/>
    </style:style>
    <style:style style:name="gr214" style:family="graphic" style:parent-style-name="standard">
      <style:graphic-properties draw:fill-color="#adc5e7" draw:textarea-horizontal-align="justify" draw:textarea-vertical-align="middle" draw:auto-grow-height="false" fo:min-height="0.299cm" fo:min-width="3.945cm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739cm" fo:min-width="10.771cm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2.026cm" fo:min-width="11.033cm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1.157cm" fo:min-width="11.033cm"/>
    </style:style>
    <style:style style:name="gr218" style:family="graphic" style:parent-style-name="standard">
      <style:graphic-properties svg:stroke-color="#000000" draw:fill-color="#dddddd" draw:textarea-horizontal-align="justify" draw:textarea-vertical-align="middle" draw:auto-grow-height="false" fo:min-height="1.256cm" fo:min-width="12.454cm"/>
    </style:style>
    <style:style style:name="gr219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7.232cm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741cm" fo:min-width="7.118cm"/>
    </style:style>
    <style:style style:name="gr221" style:family="graphic" style:parent-style-name="standard">
      <style:graphic-properties draw:fill-color="#eeeeee" draw:textarea-horizontal-align="justify" draw:textarea-vertical-align="middle" draw:auto-grow-height="false" fo:min-height="0.739cm" fo:min-width="6.804cm"/>
    </style:style>
    <style:style style:name="gr222" style:family="graphic" style:parent-style-name="standard">
      <style:graphic-properties draw:fill-color="#eeeeee" draw:textarea-horizontal-align="justify" draw:textarea-vertical-align="middle" draw:auto-grow-height="false" fo:min-height="0.766cm" fo:min-width="6.081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false" fo:min-height="0.82cm" fo:min-width="6.612cm"/>
    </style:style>
    <style:style style:name="gr224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787cm"/>
    </style:style>
    <style:style style:name="gr225" style:family="graphic" style:parent-style-name="standard">
      <style:graphic-properties draw:fill-color="#eeeeee" draw:textarea-horizontal-align="justify" draw:textarea-vertical-align="middle" draw:auto-grow-height="false" fo:min-height="0.739cm" fo:min-width="7.489cm"/>
    </style:style>
    <style:style style:name="gr226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5.939cm"/>
    </style:style>
    <style:style style:name="gr227" style:family="graphic" style:parent-style-name="standard">
      <style:graphic-properties draw:fill-color="#eeeeee" draw:textarea-horizontal-align="justify" draw:textarea-vertical-align="middle" draw:auto-grow-height="false" fo:min-height="0.962cm" fo:min-width="10.13cm"/>
    </style:style>
    <style:style style:name="gr228" style:family="graphic" style:parent-style-name="standard">
      <style:graphic-properties draw:fill-color="#eeeeee" draw:textarea-horizontal-align="justify" draw:textarea-vertical-align="middle" draw:auto-grow-height="false" fo:min-height="0.909cm" fo:min-width="6.804cm"/>
    </style:style>
    <style:style style:name="gr229" style:family="graphic" style:parent-style-name="standard">
      <style:graphic-properties draw:fill-color="#eeeeee" draw:textarea-horizontal-align="justify" draw:textarea-vertical-align="middle" draw:auto-grow-height="false" fo:min-height="0.673cm" fo:min-width="6.804cm"/>
    </style:style>
    <style:style style:name="gr230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42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8" draw:id="id458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  <draw:custom-shape draw:style-name="gr144" draw:text-style-name="P9" xml:id="id459" draw:id="id459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58" draw:start-glue-point="2" draw:end-shape="id459" draw:end-glue-point="0" svg:d="M145018 357997v462h2576v462" svg:viewBox="0 0 2577 925">
          <text:p/>
        </draw:connector>
        <draw:custom-shape draw:style-name="gr147" draw:text-style-name="P3" xml:id="id461" draw:id="id461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0" draw:id="id460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59" draw:start-glue-point="2" draw:end-shape="id460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3" draw:id="id463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2" draw:id="id462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1" draw:start-glue-point="2" draw:end-shape="id462" draw:end-glue-point="0" svg:d="M148639 363458v641h-2979v641" svg:viewBox="0 0 2980 1283">
          <text:p/>
        </draw:connector>
        <draw:custom-shape draw:style-name="gr148" draw:text-style-name="P3" xml:id="id465" draw:id="id465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4" draw:id="id464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3" draw:start-glue-point="2" draw:end-shape="id464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7" draw:id="id467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6" draw:id="id466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5" draw:start-glue-point="2" draw:end-shape="id466" draw:end-glue-point="0" svg:d="M149617 369074v503h-2746v504" svg:viewBox="0 0 2747 1008">
          <text:p/>
        </draw:connector>
        <draw:custom-shape draw:style-name="gr149" draw:text-style-name="P3" xml:id="id469" draw:id="id469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8" draw:id="id468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7" draw:start-glue-point="2" draw:end-shape="id468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1" draw:id="id471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0" draw:id="id470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69" draw:start-glue-point="2" draw:end-shape="id470" draw:end-glue-point="0" svg:d="M149460 374437v528h-2493v528" svg:viewBox="0 0 2494 1057">
          <text:p/>
        </draw:connector>
        <draw:custom-shape draw:style-name="gr149" draw:text-style-name="P3" xml:id="id473" draw:id="id473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2" draw:id="id472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1" draw:start-glue-point="2" draw:end-shape="id472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2" draw:id="id492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4" draw:id="id474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3" draw:start-glue-point="2" draw:end-shape="id474" draw:end-glue-point="0" svg:d="M149207 380043v597h-1458v598" svg:viewBox="0 0 1459 1196">
          <text:p/>
        </draw:connector>
        <draw:custom-shape draw:style-name="gr151" draw:text-style-name="P3" xml:id="id477" draw:id="id477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6" draw:id="id476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5" draw:id="id475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5" draw:start-glue-point="2" draw:end-shape="id476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9" draw:id="id479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8" draw:id="id478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7" draw:start-glue-point="2" draw:end-shape="id478" draw:end-glue-point="0" svg:d="M151599 399469v587h-2598v587" svg:viewBox="0 0 2599 1175">
          <text:p/>
        </draw:connector>
        <draw:custom-shape draw:style-name="gr152" draw:text-style-name="P3" xml:id="id481" draw:id="id481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0" draw:id="id480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79" draw:start-glue-point="2" draw:end-shape="id480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5" draw:id="id485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2" draw:id="id482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1" draw:start-glue-point="2" draw:end-shape="id482" draw:end-glue-point="0" svg:d="M152337 406016v477h-2783v476" svg:viewBox="0 0 2784 954">
          <text:p/>
        </draw:connector>
        <draw:custom-shape draw:style-name="gr154" draw:text-style-name="P3" xml:id="id483" draw:id="id483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6" draw:id="id486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4" draw:id="id484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3" draw:start-glue-point="2" draw:end-shape="id484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5" draw:start-glue-point="2" draw:end-shape="id486" draw:end-glue-point="0" svg:d="M149871 408989v641h1346v641" svg:viewBox="0 0 1347 1283">
          <text:p/>
        </draw:connector>
        <draw:custom-shape draw:style-name="gr123" draw:text-style-name="P3" xml:id="id488" draw:id="id488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4" draw:start-glue-point="2" draw:end-shape="id487" draw:end-glue-point="0" svg:d="M152530 413890v698h-296v699" svg:viewBox="0 0 297 1398">
          <text:p/>
        </draw:connector>
        <draw:custom-shape draw:style-name="gr156" draw:text-style-name="P3" xml:id="id490" draw:id="id490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88" draw:start-glue-point="2" draw:end-shape="id489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1" draw:id="id491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0" draw:start-glue-point="2" draw:end-shape="id491" draw:end-glue-point="0" svg:d="M153440 418970v542h-2635v542" svg:viewBox="0 0 2636 1085">
          <text:p/>
        </draw:connector>
        <draw:custom-shape draw:style-name="gr157" draw:text-style-name="P3" xml:id="id494" draw:id="id494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3" draw:id="id493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2" draw:start-glue-point="2" draw:end-shape="id493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6" draw:id="id496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5" draw:id="id495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4" draw:start-glue-point="2" draw:end-shape="id495" draw:end-glue-point="0" svg:d="M152477 385671v479h-4404v479" svg:viewBox="0 0 4405 959">
          <text:p/>
        </draw:connector>
        <draw:custom-shape draw:style-name="gr159" draw:text-style-name="P3" xml:id="id498" draw:id="id498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7" draw:id="id497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6" draw:start-glue-point="2" draw:end-shape="id497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0" draw:id="id500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9" draw:id="id499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498" draw:start-glue-point="2" draw:end-shape="id499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0" draw:start-glue-point="2" draw:end-shape="id475" svg:d="M148447 393938v635h3177v635" svg:viewBox="0 0 3178 1271">
          <text:p/>
        </draw:connector>
        <draw:custom-shape draw:style-name="gr160" draw:text-style-name="P9" xml:id="id502" draw:id="id502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1" draw:start-glue-point="2" draw:end-shape="id502" draw:end-glue-point="0" svg:d="M151122 422074v473h4504v474" svg:viewBox="0 0 4505 948">
          <text:p/>
        </draw:connector>
        <draw:custom-shape draw:style-name="gr161" draw:text-style-name="P3" xml:id="id503" draw:id="id503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5" draw:id="id505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4" draw:id="id504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3" draw:start-glue-point="2" draw:end-shape="id504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2" draw:start-glue-point="2" draw:end-shape="id505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7" draw:id="id507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6" draw:id="id506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4" draw:start-glue-point="2" draw:end-shape="id506" draw:end-glue-point="0" svg:d="M154225 429879v635h-3079v635" svg:viewBox="0 0 3080 1271">
          <text:p/>
        </draw:connector>
        <draw:custom-shape draw:style-name="gr161" draw:text-style-name="P3" xml:id="id509" draw:id="id509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8" draw:id="id508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7" draw:start-glue-point="2" draw:end-shape="id508" draw:end-glue-point="0" svg:d="M151463 433169v691h1371v691" svg:viewBox="0 0 1372 1383">
          <text:p/>
        </draw:connector>
        <draw:custom-shape draw:style-name="gr163" draw:text-style-name="P9" xml:id="id510" draw:id="id510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09" draw:start-glue-point="2" draw:end-shape="id510" draw:end-glue-point="0" svg:d="M153407 435884v471h1326v472" svg:viewBox="0 0 1327 944">
          <text:p/>
        </draw:connector>
        <draw:custom-shape draw:style-name="gr161" draw:text-style-name="P3" xml:id="id512" draw:id="id512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1" draw:id="id511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0" draw:start-glue-point="2" draw:end-shape="id511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4" draw:id="id514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3" draw:id="id513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2" draw:start-glue-point="2" draw:end-shape="id513" draw:end-glue-point="0" svg:d="M154668 440293v635h-2982v635" svg:viewBox="0 0 2983 1271">
          <text:p/>
        </draw:connector>
        <draw:custom-shape draw:style-name="gr165" draw:text-style-name="P9" xml:id="id515" draw:id="id515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4" draw:start-glue-point="2" draw:end-shape="id515" draw:end-glue-point="0" svg:d="M152003 444103v508h3081v508" svg:viewBox="0 0 3082 1017">
          <text:p/>
        </draw:connector>
        <draw:custom-shape draw:style-name="gr166" draw:text-style-name="P3" xml:id="id517" draw:id="id517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6" draw:id="id516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5" draw:start-glue-point="2" draw:end-shape="id516" draw:end-glue-point="0" svg:d="M155084 446770v484h-1240v484" svg:viewBox="0 0 1241 969">
          <text:p/>
        </draw:connector>
        <draw:custom-shape draw:style-name="gr123" draw:text-style-name="P3" xml:id="id519" draw:id="id519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7" draw:start-glue-point="2" draw:end-shape="id518" draw:end-glue-point="0" svg:d="M154938 449071v500h-840v501" svg:viewBox="0 0 841 1002">
          <text:p/>
        </draw:connector>
        <draw:custom-shape draw:style-name="gr167" draw:text-style-name="P9" xml:id="id520" draw:id="id520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19" draw:start-glue-point="2" draw:end-shape="id520" draw:end-glue-point="0" svg:d="M155124 451400v415h28v416" svg:viewBox="0 0 29 832">
          <text:p/>
        </draw:connector>
        <draw:custom-shape draw:style-name="gr161" draw:text-style-name="P3" xml:id="id522" draw:id="id522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1" draw:id="id521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0" draw:start-glue-point="2" draw:end-shape="id521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4" draw:id="id524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3" draw:id="id523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2" draw:start-glue-point="2" draw:end-shape="id523" draw:end-glue-point="0" svg:d="M155560 455406v444h-1612v445" svg:viewBox="0 0 1613 890">
          <text:p/>
        </draw:connector>
        <draw:custom-shape draw:style-name="gr169" draw:text-style-name="P3" xml:id="id526" draw:id="id526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5" draw:id="id525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4" draw:start-glue-point="2" draw:end-shape="id525" draw:end-glue-point="0" svg:d="M154265 458315v546h87v546" svg:viewBox="0 0 88 1093">
          <text:p/>
        </draw:connector>
        <draw:custom-shape draw:style-name="gr167" draw:text-style-name="P9" xml:id="id527" draw:id="id527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6" draw:start-glue-point="2" draw:end-shape="id527" svg:d="M157019 460740v571h-1435v572" svg:viewBox="0 0 1436 1144">
          <text:p/>
        </draw:connector>
        <draw:custom-shape draw:style-name="gr170" draw:text-style-name="P3" xml:id="id529" draw:id="id529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8" draw:id="id528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7" draw:start-glue-point="2" draw:end-shape="id528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1" draw:id="id531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0" draw:id="id530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29" draw:start-glue-point="2" draw:end-shape="id530" svg:d="M156491 465121v540h-2041v540" svg:viewBox="0 0 2042 1081">
          <text:p/>
        </draw:connector>
        <draw:custom-shape draw:style-name="gr167" draw:text-style-name="P9" xml:id="id532" draw:id="id532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1" draw:start-glue-point="2" draw:end-shape="id532" draw:end-glue-point="0" svg:d="M154767 468221v428h1528v428" svg:viewBox="0 0 1529 857">
          <text:p/>
        </draw:connector>
        <draw:custom-shape draw:style-name="gr170" draw:text-style-name="P3" xml:id="id534" draw:id="id534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3" draw:id="id533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2" draw:start-glue-point="2" draw:end-shape="id533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6" draw:id="id536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5" draw:id="id535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4" draw:start-glue-point="2" draw:end-shape="id535" draw:end-glue-point="0" svg:d="M156925 472371v590h-2898v591" svg:viewBox="0 0 2899 1182">
          <text:p/>
        </draw:connector>
        <draw:custom-shape draw:style-name="gr170" draw:text-style-name="P3" xml:id="id538" draw:id="id538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7" draw:id="id537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6" draw:start-glue-point="2" draw:end-shape="id537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0" draw:id="id540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9" draw:id="id539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38" draw:start-glue-point="2" draw:end-shape="id539" draw:end-glue-point="0" svg:d="M157126 478139v511h-2676v511" svg:viewBox="0 0 2677 1023">
          <text:p/>
        </draw:connector>
        <draw:custom-shape draw:style-name="gr173" draw:text-style-name="P3" xml:id="id542" draw:id="id542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1" draw:id="id541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0" draw:start-glue-point="2" draw:end-shape="id541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4" draw:id="id544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3" draw:id="id543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2" draw:start-glue-point="2" draw:end-shape="id543" draw:end-glue-point="0" svg:d="M156486 483473v508h-1052v508" svg:viewBox="0 0 1053 1017">
          <text:p/>
        </draw:connector>
        <draw:custom-shape draw:style-name="gr173" draw:text-style-name="P3" xml:id="id546" draw:id="id546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5" draw:id="id545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4" draw:start-glue-point="2" draw:end-shape="id545" draw:end-glue-point="0" svg:d="M155751 486509v419h455v419" svg:viewBox="0 0 456 839">
          <text:p/>
        </draw:connector>
        <draw:custom-shape draw:style-name="gr167" draw:text-style-name="P9" xml:id="id547" draw:id="id547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6" draw:start-glue-point="2" draw:end-shape="id547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9" draw:id="id549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8" draw:id="id548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7" draw:start-glue-point="2" draw:end-shape="id548" draw:end-glue-point="0" svg:d="M156600 490376v555h-1420v555" svg:viewBox="0 0 1421 1111">
          <text:p/>
        </draw:connector>
        <draw:custom-shape draw:style-name="gr176" draw:text-style-name="P3" xml:id="id551" draw:id="id551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0" draw:id="id550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49" draw:start-glue-point="2" draw:end-shape="id550" draw:end-glue-point="0" svg:d="M155497 493506v699h633v698" svg:viewBox="0 0 634 1398">
          <text:p/>
        </draw:connector>
        <draw:custom-shape draw:style-name="gr167" draw:text-style-name="P9" xml:id="id552" draw:id="id552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1" draw:start-glue-point="2" draw:end-shape="id552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4" draw:id="id554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3" draw:id="id553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2" draw:start-glue-point="2" draw:end-shape="id553" draw:end-glue-point="0" svg:d="M157692 498078v635h-2831v635" svg:viewBox="0 0 2832 1271">
          <text:p/>
        </draw:connector>
        <draw:custom-shape draw:style-name="gr178" draw:text-style-name="P9" xml:id="id555" draw:id="id555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4" draw:start-glue-point="2" draw:end-shape="id555" draw:end-glue-point="0" svg:d="M155245 502269v508h2917v508" svg:viewBox="0 0 2918 1017">
          <text:p/>
        </draw:connector>
        <draw:custom-shape draw:style-name="gr179" draw:text-style-name="P3" xml:id="id556" draw:id="id556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8" draw:id="id558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9" draw:id="id559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7" draw:id="id557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6" draw:start-glue-point="2" draw:end-shape="id557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5" draw:start-glue-point="2" draw:end-shape="id558" draw:end-glue-point="0" svg:d="M158162 504301v633h-1500v633" svg:viewBox="0 0 1501 1267">
          <text:p/>
        </draw:connector>
        <draw:custom-shape draw:style-name="gr179" draw:text-style-name="P3" xml:id="id561" draw:id="id561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59" draw:start-glue-point="2" draw:end-shape="id560" draw:end-glue-point="0" svg:d="M155559 510524v635h1587v635" svg:viewBox="0 0 1588 1271">
          <text:p/>
        </draw:connector>
        <draw:custom-shape draw:style-name="gr178" draw:text-style-name="P9" xml:id="id562" draw:id="id562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1" draw:start-glue-point="2" draw:end-shape="id562" draw:end-glue-point="0" svg:d="M159611 513449v506h-941v506" svg:viewBox="0 0 942 1013">
          <text:p/>
        </draw:connector>
        <draw:custom-shape draw:style-name="gr181" draw:text-style-name="P3" xml:id="id564" draw:id="id564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3" draw:id="id563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2" draw:start-glue-point="2" draw:end-shape="id563" draw:end-glue-point="0" svg:d="M158670 515477v667h-1016v667" svg:viewBox="0 0 1017 1335">
          <text:p/>
        </draw:connector>
        <draw:custom-shape draw:style-name="gr182" draw:text-style-name="P3" xml:id="id566" draw:id="id566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4" draw:start-glue-point="2" draw:end-shape="id565" draw:end-glue-point="0" svg:d="M159496 518144v617h-1913v617" svg:viewBox="0 0 1914 1235">
          <text:p/>
        </draw:connector>
        <draw:custom-shape draw:style-name="gr183" draw:text-style-name="P3" xml:id="id568" draw:id="id568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6" draw:start-glue-point="2" draw:end-shape="id567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0" draw:id="id570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69" draw:id="id569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68" draw:start-glue-point="2" draw:end-shape="id569" draw:end-glue-point="0" svg:d="M159940 523224v572h-2553v571" svg:viewBox="0 0 2554 1144">
          <text:p/>
        </draw:connector>
        <draw:custom-shape draw:style-name="gr185" draw:text-style-name="P3" xml:id="id572" draw:id="id572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1" draw:id="id571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0" draw:start-glue-point="2" draw:end-shape="id571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4" draw:id="id574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3" draw:id="id573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2" draw:start-glue-point="2" draw:end-shape="id573" draw:end-glue-point="0" svg:d="M160481 529066v514h-2643v514" svg:viewBox="0 0 2644 1029">
          <text:p/>
        </draw:connector>
        <draw:custom-shape draw:style-name="gr185" draw:text-style-name="P3" xml:id="id576" draw:id="id576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5" draw:id="id575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4" draw:start-glue-point="2" draw:end-shape="id575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8" draw:id="id578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7" draw:id="id577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6" draw:start-glue-point="2" draw:end-shape="id577" draw:end-glue-point="0" svg:d="M160862 534908v649h-2814v649" svg:viewBox="0 0 2815 1299">
          <text:p/>
        </draw:connector>
        <draw:custom-shape draw:style-name="gr187" draw:text-style-name="P3" xml:id="id580" draw:id="id580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9" draw:id="id579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78" draw:start-glue-point="2" draw:end-shape="id579" draw:end-glue-point="0" svg:d="M158365 538226v591h413v591" svg:viewBox="0 0 414 1183">
          <text:p/>
        </draw:connector>
        <draw:custom-shape draw:style-name="gr182" draw:text-style-name="P3" xml:id="id584" draw:id="id584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6" draw:id="id586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2" draw:id="id582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0" draw:start-glue-point="2" draw:end-shape="id581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2" draw:start-glue-point="2" draw:end-shape="id583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4" draw:start-glue-point="2" draw:end-shape="id585" draw:end-glue-point="0" svg:d="M163024 546719v698h-1452v699" svg:viewBox="0 0 1453 1398">
          <text:p/>
        </draw:connector>
        <draw:custom-shape draw:style-name="gr188" draw:text-style-name="P9" xml:id="id587" draw:id="id587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6" draw:start-glue-point="2" draw:end-shape="id587" svg:d="M162598 549444v539h508v538" svg:viewBox="0 0 509 1078">
          <text:p/>
        </draw:connector>
        <draw:custom-shape draw:style-name="gr123" draw:text-style-name="P3" xml:id="id589" draw:id="id589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8" draw:id="id588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7" draw:start-glue-point="2" draw:end-shape="id588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1" draw:id="id591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0" draw:id="id590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89" draw:start-glue-point="2" draw:end-shape="id590" draw:end-glue-point="0" svg:d="M162821 553991v625h-2753v624" svg:viewBox="0 0 2754 1250">
          <text:p/>
        </draw:connector>
        <draw:custom-shape draw:style-name="gr190" draw:text-style-name="P9" xml:id="id592" draw:id="id592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1" draw:start-glue-point="2" draw:end-shape="id592" draw:end-glue-point="0" svg:d="M161274 557260v508h1651v508" svg:viewBox="0 0 1652 1017">
          <text:p/>
        </draw:connector>
        <draw:custom-shape draw:style-name="gr123" draw:text-style-name="P3" xml:id="id594" draw:id="id594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3" draw:id="id593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2" draw:start-glue-point="2" draw:end-shape="id593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6" draw:id="id596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5" draw:id="id595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4" draw:start-glue-point="2" draw:end-shape="id595" draw:end-glue-point="0" svg:d="M163233 562017v615h-2381v614" svg:viewBox="0 0 2382 1230">
          <text:p/>
        </draw:connector>
        <draw:custom-shape draw:style-name="gr123" draw:text-style-name="P3" xml:id="id598" draw:id="id598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7" draw:id="id597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6" draw:start-glue-point="2" draw:end-shape="id597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0" draw:id="id600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9" draw:id="id599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598" draw:start-glue-point="2" draw:end-shape="id599" draw:end-glue-point="0" svg:d="M163614 567674v635h-2276v635" svg:viewBox="0 0 2277 1271">
          <text:p/>
        </draw:connector>
        <draw:custom-shape draw:style-name="gr123" draw:text-style-name="P3" xml:id="id602" draw:id="id602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1" draw:id="id601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0" draw:start-glue-point="2" draw:end-shape="id601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4" draw:id="id604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3" draw:id="id603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6" draw:id="id606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5" draw:id="id605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2" draw:start-glue-point="2" draw:end-shape="id603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4" draw:start-glue-point="2" draw:end-shape="id605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8" draw:id="id608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7" draw:id="id607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6" draw:start-glue-point="2" draw:end-shape="id607" draw:end-glue-point="0" svg:d="M164649 579543v676h-2527v675" svg:viewBox="0 0 2528 1352">
          <text:p/>
        </draw:connector>
        <draw:custom-shape draw:style-name="gr193" draw:text-style-name="P3" xml:id="id610" draw:id="id610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9" draw:id="id609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08" draw:start-glue-point="2" draw:end-shape="id609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2" draw:id="id612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1" draw:id="id611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0" draw:start-glue-point="2" draw:end-shape="id611" draw:end-glue-point="0" svg:d="M164198 585581v567h-2075v566" svg:viewBox="0 0 2076 1134">
          <text:p/>
        </draw:connector>
        <draw:custom-shape draw:style-name="gr193" draw:text-style-name="P3" xml:id="id614" draw:id="id614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3" draw:id="id613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2" draw:start-glue-point="2" draw:end-shape="id613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6" draw:id="id616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5" draw:id="id615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4" draw:start-glue-point="2" draw:end-shape="id615" draw:end-glue-point="0" svg:d="M164325 591169v578h-2479v577" svg:viewBox="0 0 2480 1156">
          <text:p/>
        </draw:connector>
        <draw:custom-shape draw:style-name="gr193" draw:text-style-name="P3" xml:id="id618" draw:id="id618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7" draw:id="id617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6" draw:start-glue-point="2" draw:end-shape="id617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0" draw:id="id620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9" draw:id="id619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18" draw:start-glue-point="2" draw:end-shape="id619" draw:end-glue-point="0" svg:d="M163944 597069v739h-2965v739" svg:viewBox="0 0 2966 1479">
          <text:p/>
        </draw:connector>
        <draw:custom-shape draw:style-name="gr193" draw:text-style-name="P3" xml:id="id622" draw:id="id622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1" draw:id="id621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0" draw:start-glue-point="2" draw:end-shape="id621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4" draw:id="id624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3" draw:id="id623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2" draw:start-glue-point="2" draw:end-shape="id623" draw:end-glue-point="0" svg:d="M163436 603234v710h-2505v709" svg:viewBox="0 0 2506 1420">
          <text:p/>
        </draw:connector>
        <draw:custom-shape draw:style-name="gr195" draw:text-style-name="P9" xml:id="id625" draw:id="id625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4" draw:start-glue-point="2" draw:end-shape="id625" svg:d="M162137 606673v693h677v694" svg:viewBox="0 0 678 1388">
          <text:p/>
        </draw:connector>
        <draw:custom-shape draw:style-name="gr196" draw:text-style-name="P3" xml:id="id627" draw:id="id627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6" draw:id="id626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5" draw:start-glue-point="2" draw:end-shape="id626" draw:end-glue-point="0" svg:d="M162814 609203v503h-967v504" svg:viewBox="0 0 968 1008">
          <text:p/>
        </draw:connector>
        <draw:custom-shape draw:style-name="gr197" draw:text-style-name="P9" xml:id="id628" draw:id="id628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7" draw:start-glue-point="2" draw:end-shape="id628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0" draw:id="id630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9" draw:id="id629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28" draw:start-glue-point="2" draw:end-shape="id629" draw:end-glue-point="0" svg:d="M161516 613571v553h-2083v552" svg:viewBox="0 0 2084 1106">
          <text:p/>
        </draw:connector>
        <draw:custom-shape draw:style-name="gr196" draw:text-style-name="P3" xml:id="id632" draw:id="id632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1" draw:id="id631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0" draw:start-glue-point="2" draw:end-shape="id631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4" draw:id="id634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3" draw:id="id633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2" draw:start-glue-point="2" draw:end-shape="id633" draw:end-glue-point="0" svg:d="M161465 619363v705h-3048v704" svg:viewBox="0 0 3049 1410">
          <text:p/>
        </draw:connector>
        <draw:custom-shape draw:style-name="gr195" draw:text-style-name="P9" xml:id="id635" draw:id="id635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4" draw:start-glue-point="2" draw:end-shape="id635" svg:d="M159623 622792v698h1126v699" svg:viewBox="0 0 1127 1398">
          <text:p/>
        </draw:connector>
        <draw:custom-shape draw:style-name="gr196" draw:text-style-name="P3" xml:id="id637" draw:id="id637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6" draw:id="id636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5" draw:start-glue-point="2" draw:end-shape="id636" draw:end-glue-point="0" svg:d="M160749 625332v627h-1045v628" svg:viewBox="0 0 1046 1256">
          <text:p/>
        </draw:connector>
        <draw:custom-shape draw:style-name="gr198" draw:text-style-name="P9" xml:id="id638" draw:id="id638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7" draw:start-glue-point="2" draw:end-shape="id638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0" draw:id="id640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9" draw:id="id639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38" draw:start-glue-point="2" draw:end-shape="id639" draw:end-glue-point="0" svg:d="M160258 629904v641h-2857v641" svg:viewBox="0 0 2858 1283">
          <text:p/>
        </draw:connector>
        <draw:custom-shape draw:style-name="gr196" draw:text-style-name="P3" xml:id="id642" draw:id="id642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1" draw:id="id641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0" draw:start-glue-point="2" draw:end-shape="id641" draw:end-glue-point="0" svg:d="M158607 633206v699h-953v698" svg:viewBox="0 0 954 1398">
          <text:p/>
        </draw:connector>
        <draw:custom-shape draw:style-name="gr196" draw:text-style-name="P3" xml:id="id646" draw:id="id646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2" draw:start-glue-point="2" draw:end-shape="id643" draw:end-glue-point="0" svg:d="M158796 635931v704h-1648v704" svg:viewBox="0 0 1649 1409">
          <text:p/>
        </draw:connector>
        <draw:custom-shape draw:style-name="gr199" draw:text-style-name="P9" xml:id="id644" draw:id="id644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7" draw:id="id647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4" draw:start-glue-point="2" draw:end-shape="id645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6" draw:start-glue-point="2" draw:end-shape="id644" svg:d="M158290 638667v508h-128v508" svg:viewBox="0 0 129 1017">
          <text:p/>
        </draw:connector>
        <draw:custom-shape draw:style-name="gr200" draw:text-style-name="P9" xml:id="id648" draw:id="id648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7" draw:start-glue-point="2" draw:end-shape="id648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0" draw:id="id650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9" draw:id="id649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48" draw:start-glue-point="2" draw:end-shape="id649" draw:end-glue-point="0" svg:d="M157781 645271v501h-2352v501" svg:viewBox="0 0 2353 1003">
          <text:p/>
        </draw:connector>
        <draw:custom-shape draw:style-name="gr201" draw:text-style-name="P9" xml:id="id653" draw:id="id653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2" draw:id="id652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1" draw:id="id651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0" draw:start-glue-point="2" draw:end-shape="id651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2" draw:start-glue-point="2" draw:end-shape="id653" draw:end-glue-point="0" svg:d="M157272 650536v415h1v416" svg:viewBox="0 0 2 832">
          <text:p/>
        </draw:connector>
        <draw:custom-shape draw:style-name="gr202" draw:text-style-name="P3" xml:id="id655" draw:id="id655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4" draw:id="id654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3" draw:start-glue-point="2" draw:end-shape="id654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7" draw:id="id657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6" draw:id="id656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5" draw:start-glue-point="2" draw:end-shape="id656" draw:end-glue-point="0" svg:d="M157211 655685v699h-2858v698" svg:viewBox="0 0 2859 1398">
          <text:p/>
        </draw:connector>
        <draw:custom-shape draw:style-name="gr202" draw:text-style-name="P3" xml:id="id659" draw:id="id659" draw:layer="layout" svg:width="7.618cm" svg:height="0.82cm" svg:x="152.958cm" svg:y="660.776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8" draw:id="id658" draw:layer="layout" svg:width="4.445cm" svg:height="0.508cm" svg:x="152.958cm" svg:y="660.2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659.102cm" svg:x2="155.18cm" svg:y2="660.268cm" draw:start-shape="id657" draw:start-glue-point="2" draw:end-shape="id658" draw:end-glue-point="0" svg:d="M155559 659102v583h-379v583" svg:viewBox="0 0 380 1167">
          <text:p/>
        </draw:connector>
        <draw:custom-shape draw:style-name="gr203" draw:text-style-name="P9" xml:id="id660" draw:id="id660" draw:layer="layout" svg:width="6.623cm" svg:height="0.871cm" svg:x="153.019cm" svg:y="662.561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765cm" svg:y="665.452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62" draw:id="id662" draw:layer="layout" svg:width="3.81cm" svg:height="0.508cm" svg:x="152.765cm" svg:y="666.468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1" draw:id="id661" draw:layer="layout" svg:width="1.397cm" svg:height="0.508cm" svg:x="152.766cm" svg:y="664.9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767cm" svg:y1="661.596cm" svg:x2="156.33cm" svg:y2="662.561cm" draw:start-shape="id659" draw:start-glue-point="2" draw:end-shape="id660" draw:end-glue-point="0" svg:d="M156767 661596v482h-437v483" svg:viewBox="0 0 438 966">
          <text:p/>
        </draw:connector>
        <draw:connector draw:style-name="gr7" draw:text-style-name="P2" draw:layer="layout" svg:x1="156.33cm" svg:y1="663.432cm" svg:x2="153.464cm" svg:y2="664.956cm" draw:start-shape="id660" draw:start-glue-point="2" draw:end-shape="id661" draw:end-glue-point="0" svg:d="M156330 663432v762h-2866v762" svg:viewBox="0 0 2867 1525">
          <text:p/>
        </draw:connector>
        <draw:custom-shape draw:style-name="gr203" draw:text-style-name="P9" xml:id="id663" draw:id="id663" draw:layer="layout" svg:width="6.623cm" svg:height="0.871cm" svg:x="152.693cm" svg:y="667.863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67cm" svg:y1="666.976cm" svg:x2="156.004cm" svg:y2="667.863cm" draw:start-shape="id662" draw:start-glue-point="2" draw:end-shape="id663" draw:end-glue-point="0" svg:d="M154670 666976v443h1334v444" svg:viewBox="0 0 1335 888">
          <text:p/>
        </draw:connector>
        <draw:custom-shape draw:style-name="gr202" draw:text-style-name="P3" xml:id="id665" draw:id="id665" draw:layer="layout" svg:width="7.618cm" svg:height="0.82cm" svg:x="152.257cm" svg:y="670.486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4" draw:id="id664" draw:layer="layout" svg:width="4.445cm" svg:height="0.508cm" svg:x="152.257cm" svg:y="669.97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4cm" svg:y1="668.734cm" svg:x2="154.479cm" svg:y2="669.978cm" draw:start-shape="id663" draw:start-glue-point="2" draw:end-shape="id664" draw:end-glue-point="0" svg:d="M156004 668734v622h-1525v622" svg:viewBox="0 0 1526 1245">
          <text:p/>
        </draw:connector>
        <draw:custom-shape draw:style-name="gr204" draw:text-style-name="P3" xml:id="id667" draw:id="id667" draw:layer="layout" svg:width="7.747cm" svg:height="0.82cm" svg:x="152.384cm" svg:y="672.957cm">
          <text:p text:style-name="P2"><text:span text:style-name="T1">Я молчу. Стараюсь быть терпеливой к грешникам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6" draw:id="id666" draw:layer="layout" svg:width="4.445cm" svg:height="0.508cm" svg:x="152.384cm" svg:y="672.449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66cm" svg:y1="671.306cm" svg:x2="154.606cm" svg:y2="672.449cm" draw:start-shape="id665" draw:start-glue-point="2" draw:end-shape="id666" draw:end-glue-point="0" svg:d="M156066 671306v572h-1460v571" svg:viewBox="0 0 1461 1144">
          <text:p/>
        </draw:connector>
        <draw:custom-shape draw:style-name="gr205" draw:text-style-name="P3" xml:id="id669" draw:id="id669" draw:layer="layout" svg:width="10.666cm" svg:height="0.82cm" svg:x="151.751cm" svg:y="675.878cm">
          <text:p text:style-name="P2"><text:span text:style-name="T1">Лиза, опять? </text:span></text:p>
          <text:p text:style-name="P2"><text:span text:style-name="T1">Ты знаешь что с тобой будет, если узнают что ты не принимаешь лекар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8" draw:id="id668" draw:layer="layout" svg:width="4.445cm" svg:height="0.508cm" svg:x="151.751cm" svg:y="675.3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57cm" svg:y1="673.777cm" svg:x2="153.973cm" svg:y2="675.37cm" draw:start-shape="id667" draw:start-glue-point="2" draw:end-shape="id668" draw:end-glue-point="0" svg:d="M156257 673777v797h-2284v796" svg:viewBox="0 0 2285 1594">
          <text:p/>
        </draw:connector>
        <draw:custom-shape draw:style-name="gr204" draw:text-style-name="P3" xml:id="id671" draw:id="id671" draw:layer="layout" svg:width="7.747cm" svg:height="0.82cm" svg:x="151.368cm" svg:y="678.36cm">
          <text:p text:style-name="P2"><text:span text:style-name="T1">Да я прикалываю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0" draw:id="id670" draw:layer="layout" svg:width="4.445cm" svg:height="0.508cm" svg:x="151.368cm" svg:y="677.85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084cm" svg:y1="676.698cm" svg:x2="153.59cm" svg:y2="677.852cm" draw:start-shape="id669" draw:start-glue-point="2" draw:end-shape="id670" draw:end-glue-point="0" svg:d="M157084 676698v577h-3494v577" svg:viewBox="0 0 3495 1155">
          <text:p/>
        </draw:connector>
        <draw:custom-shape draw:style-name="gr206" draw:text-style-name="P3" xml:id="id673" draw:id="id673" draw:layer="layout" svg:width="8.528cm" svg:height="0.82cm" svg:x="151.476cm" svg:y="680.912cm">
          <text:p text:style-name="P2"><text:span text:style-name="T1">На всякий случай я расскажу доктору Элизабе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2" draw:id="id672" draw:layer="layout" svg:width="4.445cm" svg:height="0.508cm" svg:x="151.476cm" svg:y="680.40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241cm" svg:y1="679.18cm" svg:x2="153.698cm" svg:y2="680.404cm" draw:start-shape="id671" draw:start-glue-point="2" draw:end-shape="id672" svg:d="M155241 679180v612h-1543v612" svg:viewBox="0 0 1544 1225">
          <text:p/>
        </draw:connector>
        <draw:custom-shape draw:style-name="gr38" draw:text-style-name="P3" draw:layer="layout" svg:width="10.033cm" svg:height="1.016cm" svg:x="151.368cm" svg:y="683.359cm">
          <text:p text:style-name="P2"><text:span text:style-name="T4">А что сделают с Лизой, если узнают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75" draw:id="id675" draw:layer="layout" svg:width="3.81cm" svg:height="0.508cm" svg:x="151.368cm" svg:y="684.375cm">
          <text:p text:style-name="P2"><text:span text:style-name="T2">WhatWillBeWithL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74" draw:id="id674" draw:layer="layout" svg:width="1.397cm" svg:height="0.508cm" svg:x="151.369cm" svg:y="682.8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4cm" svg:y1="681.732cm" svg:x2="152.067cm" svg:y2="682.863cm" draw:start-shape="id673" draw:start-glue-point="2" draw:end-shape="id674" draw:end-glue-point="0" svg:d="M155740 681732v566h-3673v565" svg:viewBox="0 0 3674 1132">
          <text:p/>
        </draw:connector>
        <draw:custom-shape draw:style-name="gr207" draw:text-style-name="P3" xml:id="id677" draw:id="id677" draw:layer="layout" svg:width="8.411cm" svg:height="0.82cm" svg:x="150.704cm" svg:y="686.615cm">
          <text:p text:style-name="P2"><text:span text:style-name="T1">Они отправят меня в «тихую комнату» и переведут на укол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6" draw:id="id676" draw:layer="layout" svg:width="4.445cm" svg:height="0.508cm" svg:x="150.704cm" svg:y="686.10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3cm" svg:y1="684.883cm" svg:x2="152.926cm" svg:y2="686.107cm" draw:start-shape="id675" draw:start-glue-point="2" draw:end-shape="id676" draw:end-glue-point="0" svg:d="M153273 684883v612h-347v612" svg:viewBox="0 0 348 1225">
          <text:p/>
        </draw:connector>
        <draw:custom-shape draw:style-name="gr207" draw:text-style-name="P3" xml:id="id679" draw:id="id679" draw:layer="layout" svg:width="8.411cm" svg:height="0.82cm" svg:x="150.479cm" svg:y="689.086cm">
          <text:p text:style-name="P2"><text:span text:style-name="T1">Лиза любит внима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8" draw:id="id678" draw:layer="layout" svg:width="4.445cm" svg:height="0.508cm" svg:x="150.479cm" svg:y="688.5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09cm" svg:y1="687.435cm" svg:x2="152.701cm" svg:y2="688.578cm" draw:start-shape="id677" draw:start-glue-point="2" draw:end-shape="id678" draw:end-glue-point="0" svg:d="M154909 687435v572h-2208v571" svg:viewBox="0 0 2209 1144">
          <text:p/>
        </draw:connector>
        <draw:custom-shape draw:style-name="gr207" draw:text-style-name="P3" xml:id="id681" draw:id="id681" draw:layer="layout" svg:width="8.411cm" svg:height="0.82cm" svg:x="150.497cm" svg:y="691.336cm">
          <text:p text:style-name="P2"><text:span text:style-name="T1">А кто не любит? Ну может быть только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0" draw:id="id680" draw:layer="layout" svg:width="4.445cm" svg:height="0.508cm" svg:x="150.497cm" svg:y="690.82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84cm" svg:y1="689.906cm" svg:x2="152.719cm" svg:y2="690.828cm" draw:start-shape="id679" draw:start-glue-point="2" draw:end-shape="id680" draw:end-glue-point="0" svg:d="M154684 689906v461h-1965v461" svg:viewBox="0 0 1966 923">
          <text:p/>
        </draw:connector>
        <draw:custom-shape draw:style-name="gr208" draw:text-style-name="P9" xml:id="id682" draw:id="id682" draw:layer="layout" svg:width="8.509cm" svg:height="0.871cm" svg:x="150.225cm" svg:y="693.422cm">
          <text:p text:style-name="P2"><text:span text:style-name="T1">Эрика молчит, кажется, Эрику не тревожит, что ее обсуждаю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02cm" svg:y1="692.156cm" svg:x2="154.479cm" svg:y2="693.422cm" draw:start-shape="id681" draw:start-glue-point="2" draw:end-shape="id682" draw:end-glue-point="0" svg:d="M154702 692156v633h-223v633" svg:viewBox="0 0 224 1267">
          <text:p/>
        </draw:connector>
        <draw:custom-shape draw:style-name="gr38" draw:text-style-name="P3" draw:layer="layout" svg:width="10.033cm" svg:height="1.016cm" svg:x="150.225cm" svg:y="695.805cm">
          <text:p text:style-name="P2"><text:span text:style-name="T4">А Эрика может разговарив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84" draw:id="id684" draw:layer="layout" svg:width="3.81cm" svg:height="0.508cm" svg:x="150.225cm" svg:y="696.821cm">
          <text:p text:style-name="P2"><text:span text:style-name="T2">CanErica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83" draw:id="id683" draw:layer="layout" svg:width="1.397cm" svg:height="0.508cm" svg:x="150.226cm" svg:y="695.3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79cm" svg:y1="694.293cm" svg:x2="150.924cm" svg:y2="695.309cm" draw:start-shape="id682" draw:start-glue-point="2" draw:end-shape="id683" draw:end-glue-point="0" svg:d="M154479 694293v508h-3555v508" svg:viewBox="0 0 3556 1017">
          <text:p/>
        </draw:connector>
        <draw:custom-shape draw:style-name="gr208" draw:text-style-name="P9" xml:id="id685" draw:id="id685" draw:layer="layout" svg:width="8.509cm" svg:height="0.871cm" svg:x="149.717cm" svg:y="698.502cm">
          <text:p text:style-name="P2"><text:span text:style-name="T1">Вам показалось, что Эрика на Вас мельком взгляну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13cm" svg:y1="697.329cm" svg:x2="153.971cm" svg:y2="698.502cm" draw:start-shape="id684" draw:start-glue-point="2" draw:end-shape="id685" svg:d="M152130 697329v586h1841v587" svg:viewBox="0 0 1842 1174">
          <text:p/>
        </draw:connector>
        <draw:custom-shape draw:style-name="gr206" draw:text-style-name="P3" xml:id="id687" draw:id="id687" draw:layer="layout" svg:width="8.528cm" svg:height="0.82cm" svg:x="149.717cm" svg:y="701.093cm">
          <text:p text:style-name="P2"><text:span text:style-name="T1">Со времени поступления Эрика не сказала ни сло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6" draw:id="id686" draw:layer="layout" svg:width="4.445cm" svg:height="0.508cm" svg:x="149.717cm" svg:y="700.585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71cm" svg:y1="699.373cm" svg:x2="151.939cm" svg:y2="700.585cm" draw:start-shape="id685" draw:start-glue-point="2" draw:end-shape="id686" draw:end-glue-point="0" svg:d="M153971 699373v606h-2032v606" svg:viewBox="0 0 2033 1213">
          <text:p/>
        </draw:connector>
        <draw:custom-shape draw:style-name="gr207" draw:text-style-name="P3" xml:id="id689" draw:id="id689" draw:layer="layout" svg:width="8.411cm" svg:height="0.82cm" svg:x="149.59cm" svg:y="703.76cm">
          <text:p text:style-name="P2"><text:span text:style-name="T1">Элис, а 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8" draw:id="id688" draw:layer="layout" svg:width="4.445cm" svg:height="0.508cm" svg:x="149.59cm" svg:y="703.25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1cm" svg:y1="701.913cm" svg:x2="151.812cm" svg:y2="703.252cm" draw:start-shape="id687" draw:start-glue-point="2" draw:end-shape="id688" svg:d="M153981 701913v670h-2169v669" svg:viewBox="0 0 2170 1340">
          <text:p/>
        </draw:connector>
        <draw:custom-shape draw:style-name="gr38" draw:text-style-name="P3" draw:layer="layout" svg:width="10.033cm" svg:height="1.016cm" svg:x="149.359cm" svg:y="706.273cm">
          <text:p text:style-name="P2"><text:span text:style-name="T4">Я здесь по ошибке. Меня спутали с другим человеком.</text:span></text:p>
          <text:p text:style-name="P2"><text:span text:style-name="T4">На самом деле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91" draw:id="id691" draw:layer="layout" svg:width="3.81cm" svg:height="0.508cm" svg:x="149.359cm" svg:y="707.289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90" draw:id="id690" draw:layer="layout" svg:width="1.397cm" svg:height="0.508cm" svg:x="149.36cm" svg:y="705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95cm" svg:y1="704.58cm" svg:x2="150.058cm" svg:y2="705.777cm" draw:start-shape="id689" draw:start-glue-point="2" draw:end-shape="id690" draw:end-glue-point="0" svg:d="M153795 704580v599h-3737v598" svg:viewBox="0 0 3738 1198">
          <text:p/>
        </draw:connector>
        <draw:custom-shape draw:style-name="gr207" draw:text-style-name="P3" xml:id="id693" draw:id="id693" draw:layer="layout" svg:width="8.411cm" svg:height="0.82cm" svg:x="149.201cm" svg:y="709.301cm">
          <text:p text:style-name="P2"><text:span text:style-name="T1">Ясно. Да ты совсем чокнут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2" draw:id="id692" draw:layer="layout" svg:width="4.445cm" svg:height="0.508cm" svg:x="149.201cm" svg:y="708.79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64cm" svg:y1="707.797cm" svg:x2="151.423cm" svg:y2="708.793cm" draw:start-shape="id691" draw:start-glue-point="2" draw:end-shape="id692" draw:end-glue-point="0" svg:d="M151264 707797v498h159v498" svg:viewBox="0 0 160 997">
          <text:p/>
        </draw:connector>
        <draw:custom-shape draw:style-name="gr207" draw:text-style-name="P3" xml:id="id695" draw:id="id695" draw:layer="layout" svg:width="8.411cm" svg:height="0.82cm" svg:x="149.18cm" svg:y="711.634cm">
          <text:p text:style-name="P2"><text:span text:style-name="T1">Лиза, до тебя нам всем еще далек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4" draw:id="id694" draw:layer="layout" svg:width="4.445cm" svg:height="0.508cm" svg:x="149.18cm" svg:y="711.12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06cm" svg:y1="710.121cm" svg:x2="151.402cm" svg:y2="711.126cm" draw:start-shape="id693" draw:start-glue-point="2" draw:end-shape="id694" draw:end-glue-point="0" svg:d="M153406 710121v503h-2004v502" svg:viewBox="0 0 2005 1006">
          <text:p/>
        </draw:connector>
        <draw:custom-shape draw:style-name="gr209" draw:text-style-name="P3" xml:id="id697" draw:id="id697" draw:layer="layout" svg:width="8.237cm" svg:height="0.82cm" svg:x="149.227cm" svg:y="714.105cm">
          <text:p text:style-name="P2"><text:span text:style-name="T1">Да пошла ты, Астрид. Тебя тут вообще не должно бы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6" draw:id="id696" draw:layer="layout" svg:width="4.445cm" svg:height="0.508cm" svg:x="149.227cm" svg:y="713.59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85cm" svg:y1="712.454cm" svg:x2="151.449cm" svg:y2="713.597cm" draw:start-shape="id695" draw:start-glue-point="2" draw:end-shape="id696" draw:end-glue-point="0" svg:d="M153385 712454v572h-1936v571" svg:viewBox="0 0 1937 1144">
          <text:p/>
        </draw:connector>
        <draw:custom-shape draw:style-name="gr207" draw:text-style-name="P3" xml:id="id699" draw:id="id699" draw:layer="layout" svg:width="8.411cm" svg:height="0.82cm" svg:x="149.307cm" svg:y="716.391cm">
          <text:p text:style-name="P2"><text:span text:style-name="T1">Какая же ты сука,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8" draw:id="id698" draw:layer="layout" svg:width="4.445cm" svg:height="0.508cm" svg:x="149.307cm" svg:y="715.88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45cm" svg:y1="714.925cm" svg:x2="151.529cm" svg:y2="715.883cm" draw:start-shape="id697" draw:start-glue-point="2" draw:end-shape="id698" draw:end-glue-point="0" svg:d="M153345 714925v479h-1816v479" svg:viewBox="0 0 1817 959">
          <text:p/>
        </draw:connector>
        <draw:custom-shape draw:style-name="gr206" draw:text-style-name="P3" xml:id="id701" draw:id="id701" draw:layer="layout" svg:width="8.528cm" svg:height="0.82cm" svg:x="149.317cm" svg:y="718.804cm">
          <text:p text:style-name="P2"><text:span text:style-name="T1">Лиза, Астрид, угомони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0" draw:id="id700" draw:layer="layout" svg:width="4.445cm" svg:height="0.508cm" svg:x="149.317cm" svg:y="718.296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12cm" svg:y1="717.211cm" svg:x2="151.539cm" svg:y2="718.296cm" draw:start-shape="id699" draw:start-glue-point="2" draw:end-shape="id700" svg:d="M153512 717211v543h-1973v542" svg:viewBox="0 0 1974 1086">
          <text:p/>
        </draw:connector>
        <draw:custom-shape draw:style-name="gr38" draw:text-style-name="P3" draw:layer="layout" svg:width="10.033cm" svg:height="1.016cm" svg:x="148.447cm" svg:y="729.841cm">
          <text:p text:style-name="P2"><text:span text:style-name="T4">Все ясно. А как тут обычно развлекаются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9" draw:id="id709" draw:layer="layout" svg:width="3.81cm" svg:height="0.508cm" svg:x="148.447cm" svg:y="730.857cm">
          <text:p text:style-name="P2"><text:span text:style-name="T2">WantHaveF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8" draw:id="id708" draw:layer="layout" svg:width="1.397cm" svg:height="0.508cm" svg:x="148.448cm" svg:y="729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0.033cm" svg:height="1.016cm" svg:x="148.701cm" svg:y="721.344cm">
          <text:p text:style-name="P2"><text:span text:style-name="T4">Вообще я сказала правду, но я привыкла что мне не веря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3" draw:id="id703" draw:layer="layout" svg:width="3.81cm" svg:height="0.508cm" svg:x="148.701cm" svg:y="722.36cm">
          <text:p text:style-name="P2"><text:span text:style-name="T2">Itold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2" draw:id="id702" draw:layer="layout" svg:width="1.397cm" svg:height="0.508cm" svg:x="148.702cm" svg:y="720.8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81cm" svg:y1="719.624cm" svg:x2="149.4cm" svg:y2="720.848cm" draw:start-shape="id701" draw:start-glue-point="2" draw:end-shape="id702" draw:end-glue-point="0" svg:d="M153581 719624v612h-4181v612" svg:viewBox="0 0 4182 1225">
          <text:p/>
        </draw:connector>
        <draw:custom-shape draw:style-name="gr210" draw:text-style-name="P3" xml:id="id705" draw:id="id705" draw:layer="layout" svg:width="9.449cm" svg:height="0.989cm" svg:x="148.777cm" svg:y="724.673cm">
          <text:p text:style-name="P2"><text:span text:style-name="T1">Если хочешь отсюда выйти не говори такого доктору Элизабет.</text:span></text:p>
          <text:p text:style-name="P2"><text:span text:style-name="T1">А то застрянешь тут как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4" draw:id="id704" draw:layer="layout" svg:width="4.445cm" svg:height="0.508cm" svg:x="148.777cm" svg:y="724.16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ustom-shape draw:style-name="gr209" draw:text-style-name="P3" xml:id="id707" draw:id="id707" draw:layer="layout" svg:width="8.237cm" svg:height="0.82cm" svg:x="148.828cm" svg:y="727.186cm">
          <text:p text:style-name="P2"><text:span text:style-name="T1">Серьезно, Астрид? Опять начи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6" draw:id="id706" draw:layer="layout" svg:width="4.445cm" svg:height="0.508cm" svg:x="148.828cm" svg:y="726.6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06cm" svg:y1="722.868cm" svg:x2="150.999cm" svg:y2="724.165cm" draw:start-shape="id703" draw:start-glue-point="2" draw:end-shape="id704" svg:d="M150606 722868v649h393v648" svg:viewBox="0 0 394 1298">
          <text:p/>
        </draw:connector>
        <draw:connector draw:style-name="gr7" draw:text-style-name="P2" draw:layer="layout" svg:x1="153.501cm" svg:y1="725.662cm" svg:x2="151.05cm" svg:y2="726.678cm" draw:start-shape="id705" draw:start-glue-point="2" draw:end-shape="id706" draw:end-glue-point="0" svg:d="M153501 725662v508h-2451v508" svg:viewBox="0 0 2452 1017">
          <text:p/>
        </draw:connector>
        <draw:connector draw:style-name="gr7" draw:text-style-name="P2" draw:layer="layout" svg:x1="152.946cm" svg:y1="728.006cm" svg:x2="149.146cm" svg:y2="729.345cm" draw:start-shape="id707" draw:start-glue-point="2" draw:end-shape="id708" draw:end-glue-point="0" svg:d="M152946 728006v670h-3800v669" svg:viewBox="0 0 3801 1340">
          <text:p/>
        </draw:connector>
        <draw:custom-shape draw:style-name="gr211" draw:text-style-name="P3" xml:id="id711" draw:id="id711" draw:layer="layout" svg:width="10.68cm" svg:height="0.82cm" svg:x="148.562cm" svg:y="732.933cm">
          <text:p text:style-name="P2"><text:span text:style-name="T1">Ходим в кинотеатр, бассейн. А по выходным мы все вместе идем в рестора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0" draw:id="id710" draw:layer="layout" svg:width="4.445cm" svg:height="0.508cm" svg:x="148.562cm" svg:y="732.42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31.365cm" svg:x2="150.784cm" svg:y2="732.425cm" draw:start-shape="id709" draw:start-glue-point="2" draw:end-shape="id710" draw:end-glue-point="0" svg:d="M150352 731365v530h432v530" svg:viewBox="0 0 433 1061">
          <text:p/>
        </draw:connector>
        <draw:custom-shape draw:style-name="gr208" draw:text-style-name="P9" xml:id="id712" draw:id="id712" draw:layer="layout" svg:width="8.509cm" svg:height="0.871cm" svg:x="148.447cm" svg:y="734.806cm">
          <text:p text:style-name="P2"><text:span text:style-name="T1">Астрид тихо хихика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902cm" svg:y1="733.753cm" svg:x2="152.701cm" svg:y2="734.806cm" draw:start-shape="id711" draw:start-glue-point="2" draw:end-shape="id712" draw:end-glue-point="0" svg:d="M153902 733753v526h-1201v527" svg:viewBox="0 0 1202 1054">
          <text:p/>
        </draw:connector>
        <draw:custom-shape draw:style-name="gr212" draw:text-style-name="P3" xml:id="id714" draw:id="id714" draw:layer="layout" svg:width="12.638cm" svg:height="1.417cm" svg:x="148.509cm" svg:y="737.072cm">
          <text:p text:style-name="P2"><text:span text:style-name="T1">Элис, тут отделение с интенсивным наблюдением за пациентами.</text:span></text:p>
          <text:p text:style-name="P2"><text:span text:style-name="T1">Сюда поступают те, кто представляет опасность.</text:span></text:p>
          <text:p text:style-name="P2"><text:span text:style-name="T1">Здесь нет никаких развлечений, здесь нет личных вещей, здесь есть только наблюдение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13" draw:id="id713" draw:layer="layout" svg:width="4.445cm" svg:height="0.488cm" svg:x="148.509cm" svg:y="736.58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701cm" svg:y1="735.677cm" svg:x2="150.731cm" svg:y2="736.584cm" draw:start-shape="id712" draw:start-glue-point="2" draw:end-shape="id713" draw:end-glue-point="0" svg:d="M152701 735677v453h-1970v454" svg:viewBox="0 0 1971 908">
          <text:p/>
        </draw:connector>
        <draw:custom-shape draw:style-name="gr210" draw:text-style-name="P3" xml:id="id716" draw:id="id716" draw:layer="layout" svg:width="9.449cm" svg:height="0.989cm" svg:x="148.509cm" svg:y="739.927cm">
          <text:p text:style-name="P2"><text:span text:style-name="T1">Хочешь развлечений — переходи в обычное отделение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15" draw:id="id715" draw:layer="layout" svg:width="4.445cm" svg:height="0.549cm" svg:x="148.509cm" svg:y="739.3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828cm" svg:y1="738.489cm" svg:x2="150.731cm" svg:y2="739.378cm" draw:start-shape="id714" draw:start-glue-point="2" draw:end-shape="id715" draw:end-glue-point="0" svg:d="M154828 738489v444h-4097v445" svg:viewBox="0 0 4098 890">
          <text:p/>
        </draw:connector>
        <draw:custom-shape draw:style-name="gr38" draw:text-style-name="P3" draw:layer="layout" svg:width="10.033cm" svg:height="1.016cm" svg:x="148.193cm" svg:y="742.426cm">
          <text:p text:style-name="P2"><text:span text:style-name="T4">Я бы с удовольствием, но как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18" draw:id="id718" draw:layer="layout" svg:width="3.81cm" svg:height="0.508cm" svg:x="148.193cm" svg:y="743.442cm">
          <text:p text:style-name="P2"><text:span text:style-name="T2">HowT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7" draw:id="id717" draw:layer="layout" svg:width="1.397cm" svg:height="0.508cm" svg:x="148.194cm" svg:y="741.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33cm" svg:y1="740.916cm" svg:x2="148.892cm" svg:y2="741.93cm" draw:start-shape="id716" draw:start-glue-point="2" draw:end-shape="id717" draw:end-glue-point="0" svg:d="M153233 740916v507h-4341v507" svg:viewBox="0 0 4342 1015">
          <text:p/>
        </draw:connector>
        <draw:custom-shape draw:style-name="gr215" draw:text-style-name="P3" xml:id="id720" draw:id="id720" draw:layer="layout" svg:width="11.271cm" svg:height="0.989cm" svg:x="148.352cm" svg:y="745.35cm">
          <text:p text:style-name="P2"><text:span text:style-name="T1">Во-первых, перестань нести бред, что ты София. Или хотя бы притворись.</text:span></text:p>
          <text:p text:style-name="P2"><text:span text:style-name="T1">И вообще не отсвечивай. Бери пример с Эрик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9" draw:id="id719" draw:layer="layout" svg:width="4.445cm" svg:height="0.508cm" svg:x="148.352cm" svg:y="744.84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098cm" svg:y1="743.95cm" svg:x2="150.574cm" svg:y2="744.842cm" draw:start-shape="id718" draw:start-glue-point="2" draw:end-shape="id719" draw:end-glue-point="0" svg:d="M150098 743950v446h476v446" svg:viewBox="0 0 477 893">
          <text:p/>
        </draw:connector>
        <draw:custom-shape draw:style-name="gr216" draw:text-style-name="P3" xml:id="id722" draw:id="id722" draw:layer="layout" svg:width="11.533cm" svg:height="2.276cm" svg:x="148.09cm" svg:y="747.897cm">
          <text:p text:style-name="P2"><text:span text:style-name="T1">Лучше не бери пример с Эрики. </text:span></text:p>
          <text:p text:style-name="P2"><text:span text:style-name="T1">Если будешь молчать, то продлишь себе срок пребывания в этом отделении.</text:span></text:p>
          <text:p text:style-name="P2"><text:span text:style-name="T1">И врать лучше не стоит. Доктор раскусит твою ложь. </text:span></text:p>
          <text:p text:style-name="P2"><text:span text:style-name="T1">Будет только хуже.</text:span></text:p>
          <text:p text:style-name="P2"><text:span text:style-name="T1">Веди себя спокойно. Не реагируй на провокации. Говори правду.</text:span></text:p>
          <text:p text:style-name="P2"><text:span text:style-name="T1">Тогда переведут в обычное отделение в течении недели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1" draw:id="id721" draw:layer="layout" svg:width="4.445cm" svg:height="0.488cm" svg:x="148.09cm" svg:y="747.409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7cm" svg:y1="746.339cm" svg:x2="150.312cm" svg:y2="747.409cm" draw:start-shape="id720" draw:start-glue-point="2" draw:end-shape="id721" draw:end-glue-point="0" svg:d="M153987 746339v535h-3675v535" svg:viewBox="0 0 3676 1071">
          <text:p/>
        </draw:connector>
        <draw:custom-shape draw:style-name="gr38" draw:text-style-name="P3" draw:layer="layout" svg:width="10.033cm" svg:height="1.016cm" svg:x="148.447cm" svg:y="751.939cm">
          <text:p text:style-name="P2"><text:span text:style-name="T4">Спасибо за совет. Попробую, если не сойду с ума со скук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24" draw:id="id724" draw:layer="layout" svg:width="3.81cm" svg:height="0.508cm" svg:x="148.447cm" svg:y="752.955cm">
          <text:p text:style-name="P2"><text:span text:style-name="T2">Iwill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3" draw:id="id723" draw:layer="layout" svg:width="1.397cm" svg:height="0.508cm" svg:x="148.448cm" svg:y="751.4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856cm" svg:y1="750.173cm" svg:x2="149.146cm" svg:y2="751.443cm" draw:start-shape="id722" draw:start-glue-point="2" draw:end-shape="id723" draw:end-glue-point="0" svg:d="M153856 750173v635h-4710v635" svg:viewBox="0 0 4711 1271">
          <text:p/>
        </draw:connector>
        <draw:custom-shape draw:style-name="gr217" draw:text-style-name="P3" xml:id="id726" draw:id="id726" draw:layer="layout" svg:width="11.533cm" svg:height="1.407cm" svg:x="147.828cm" svg:y="754.735cm">
          <text:p text:style-name="P2"><text:span text:style-name="T1">Можешь общаться с другими пациентками. Например с Астрид.</text:span></text:p>
          <text:p text:style-name="P2"><text:span text:style-name="T1">И избегай встречи с Лорой. Не реагируй на ее провокации.</text:span></text:p>
          <text:p text:style-name="P2"><text:span text:style-name="T1">Если будут проблемы, сообщи Агате, она усмирит Лору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5" draw:id="id725" draw:layer="layout" svg:width="4.445cm" svg:height="0.488cm" svg:x="147.828cm" svg:y="754.24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53.463cm" svg:x2="150.05cm" svg:y2="754.247cm" draw:start-shape="id724" draw:start-glue-point="2" draw:end-shape="id725" draw:end-glue-point="0" svg:d="M150352 753463v392h-302v392" svg:viewBox="0 0 303 785">
          <text:p/>
        </draw:connector>
        <draw:custom-shape draw:style-name="gr211" draw:text-style-name="P3" xml:id="id728" draw:id="id728" draw:layer="layout" svg:width="10.68cm" svg:height="0.82cm" svg:x="147.939cm" svg:y="757.481cm">
          <text:p text:style-name="P2"><text:span text:style-name="T1">Лучше не говори ничего Агате. Лора обязательно припомнит тебе это.</text:span></text:p>
          <text:p text:style-name="P2"><text:span text:style-name="T1">У нее «длинные руки», она дотянется до тебя даже из «тихой комнаты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7" draw:id="id727" draw:layer="layout" svg:width="4.445cm" svg:height="0.508cm" svg:x="147.939cm" svg:y="756.97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94cm" svg:y1="756.142cm" svg:x2="150.161cm" svg:y2="756.973cm" draw:start-shape="id726" draw:start-glue-point="2" draw:end-shape="id727" draw:end-glue-point="0" svg:d="M153594 756142v415h-3433v416" svg:viewBox="0 0 3434 832">
          <text:p/>
        </draw:connector>
        <draw:custom-shape draw:style-name="gr38" draw:text-style-name="P3" draw:layer="layout" svg:width="10.033cm" svg:height="1.016cm" svg:x="147.812cm" svg:y="760.067cm">
          <text:p text:style-name="P2"><text:span text:style-name="T4">Все сложно. Ладно, я закончила и пойду в палату скуча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30" draw:id="id730" draw:layer="layout" svg:width="3.81cm" svg:height="0.508cm" svg:x="147.812cm" svg:y="761.083cm">
          <text:p text:style-name="P2"><text:span text:style-name="T2">By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9" draw:id="id729" draw:layer="layout" svg:width="1.397cm" svg:height="0.508cm" svg:x="147.813cm" svg:y="759.5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9cm" svg:y1="758.301cm" svg:x2="148.511cm" svg:y2="759.571cm" draw:start-shape="id728" draw:start-glue-point="2" draw:end-shape="id729" draw:end-glue-point="0" svg:d="M153279 758301v635h-4768v635" svg:viewBox="0 0 4769 1271">
          <text:p/>
        </draw:connector>
        <draw:custom-shape draw:style-name="gr211" draw:text-style-name="P3" xml:id="id732" draw:id="id732" draw:layer="layout" svg:width="10.68cm" svg:height="0.82cm" svg:x="147.75cm" svg:y="762.824cm">
          <text:p text:style-name="P2"><text:span text:style-name="T1">Я за тебя помолюсь перед с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1" draw:id="id731" draw:layer="layout" svg:width="4.445cm" svg:height="0.508cm" svg:x="147.75cm" svg:y="762.31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17cm" svg:y1="761.591cm" svg:x2="149.972cm" svg:y2="762.316cm" draw:start-shape="id730" draw:start-glue-point="2" draw:end-shape="id731" draw:end-glue-point="0" svg:d="M149717 761591v363h255v362" svg:viewBox="0 0 256 726">
          <text:p/>
        </draw:connector>
        <draw:custom-shape draw:style-name="gr210" draw:text-style-name="P3" xml:id="id734" draw:id="id734" draw:layer="layout" svg:width="9.449cm" svg:height="0.989cm" svg:x="147.671cm" svg:y="765.066cm">
          <text:p text:style-name="P2"><text:span text:style-name="T1">Ну началось. Опять Лизу переклинил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33" draw:id="id733" draw:layer="layout" svg:width="4.445cm" svg:height="0.549cm" svg:x="147.671cm" svg:y="764.5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9cm" svg:y1="763.644cm" svg:x2="149.893cm" svg:y2="764.517cm" draw:start-shape="id732" draw:start-glue-point="2" draw:end-shape="id733" draw:end-glue-point="0" svg:d="M153090 763644v436h-3197v437" svg:viewBox="0 0 3198 874">
          <text:p/>
        </draw:connector>
        <draw:custom-shape draw:style-name="gr211" draw:text-style-name="P3" xml:id="id743" draw:id="id743" draw:layer="layout" svg:width="10.68cm" svg:height="0.82cm" svg:x="147.671cm" svg:y="767.303cm">
          <text:p text:style-name="P2"><text:span text:style-name="T1">И за тебя тоже,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5" draw:id="id735" draw:layer="layout" svg:width="4.445cm" svg:height="0.508cm" svg:x="147.671cm" svg:y="766.79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95cm" svg:y1="766.055cm" svg:x2="149.893cm" svg:y2="766.795cm" draw:start-shape="id734" draw:start-glue-point="2" draw:end-shape="id735" draw:end-glue-point="0" svg:d="M152395 766055v370h-2502v370" svg:viewBox="0 0 2503 741">
          <text:p/>
        </draw:connector>
        <draw:custom-shape draw:style-name="gr218" draw:text-style-name="P9" xml:id="id736" draw:id="id736" draw:layer="layout" svg:width="12.954cm" svg:height="1.506cm" svg:x="147.177cm" svg:y="772.742cm">
          <text:p text:style-name="P2"><text:span text:style-name="T1">Вы убираете за собой, выходите из столовой и идете к себе в палату.</text:span></text:p>
          <text:p text:style-name="P2"><text:span text:style-name="T1">По пути в палату Вы встречаете пациентку в два раза больше чем Вы.</text:span></text:p>
          <text:p text:style-name="P2"><text:span text:style-name="T1">Как будто не замечая, она толкает Вас плечом и Вы падаете, ударяясь головой об стену.</text:span></text:p>
          <text:p text:style-name="P2"><text:span text:style-name="T1">Некоторое время так и лежите, пытаясь придти в себ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" xml:id="id738" draw:id="id738" draw:layer="layout" svg:width="7.618cm" svg:height="0.82cm" svg:x="148.703cm" svg:y="776.044cm">
          <text:p text:style-name="P2"><text:span text:style-name="T1">Лежи не вставай. Я позову медсест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7" draw:id="id737" draw:layer="layout" svg:width="4.445cm" svg:height="0.508cm" svg:x="148.703cm" svg:y="775.53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654cm" svg:y1="774.248cm" svg:x2="150.925cm" svg:y2="775.536cm" draw:start-shape="id736" draw:start-glue-point="2" draw:end-shape="id737" draw:end-glue-point="0" svg:d="M153654 774248v644h-2729v644" svg:viewBox="0 0 2730 1289">
          <text:p/>
        </draw:connector>
        <draw:custom-shape draw:style-name="gr219" draw:text-style-name="P9" xml:id="id739" draw:id="id739" draw:layer="layout" svg:width="7.732cm" svg:height="1.028cm" svg:x="148.447cm" svg:y="777.937cm">
          <text:p text:style-name="P2"><text:span text:style-name="T1">Астрид убегает и Вы слышите ее крики о помощи.</text:span></text:p>
          <text:p text:style-name="P2"><text:span text:style-name="T1">Скоро к Вам подбегает Агата и Астрид. </text:span></text:p>
          <text:p text:style-name="P2"><text:span text:style-name="T1">Медсестра осматривает Вашу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512cm" svg:y1="776.864cm" svg:x2="152.313cm" svg:y2="777.937cm" draw:start-shape="id738" draw:start-glue-point="2" draw:end-shape="id739" draw:end-glue-point="0" svg:d="M152512 776864v537h-199v536" svg:viewBox="0 0 200 1074">
          <text:p/>
        </draw:connector>
        <draw:custom-shape draw:style-name="gr220" draw:text-style-name="P3" xml:id="id741" draw:id="id741" draw:layer="layout" svg:width="7.618cm" svg:height="0.991cm" svg:x="148.513cm" svg:y="780.514cm">
          <text:p text:style-name="P2"><text:span text:style-name="T1">Сильный ушиб, Что произошл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0" draw:id="id740" draw:layer="layout" svg:width="4.445cm" svg:height="0.508cm" svg:x="148.513cm" svg:y="780.00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13cm" svg:y1="778.965cm" svg:x2="150.735cm" svg:y2="780.006cm" draw:start-shape="id739" draw:start-glue-point="2" draw:end-shape="id740" draw:end-glue-point="0" svg:d="M152313 778965v521h-1578v520" svg:viewBox="0 0 1579 1042">
          <text:p/>
        </draw:connector>
        <draw:custom-shape draw:style-name="gr221" draw:text-style-name="P3" xml:id="id746" draw:id="id746" draw:layer="layout" svg:width="7.304cm" svg:height="0.989cm" svg:x="148.382cm" svg:y="782.966cm">
          <text:p text:style-name="P2"><text:span text:style-name="T1">Я не видела. Нашла Элис таку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42" draw:id="id742" draw:layer="layout" svg:width="4.445cm" svg:height="0.549cm" svg:x="148.382cm" svg:y="782.4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22cm" svg:y1="781.505cm" svg:x2="150.604cm" svg:y2="782.417cm" draw:start-shape="id741" draw:start-glue-point="2" draw:end-shape="id742" draw:end-glue-point="0" svg:d="M152322 781505v455h-1718v457" svg:viewBox="0 0 1719 913">
          <text:p/>
        </draw:connector>
        <draw:custom-shape draw:style-name="gr38" draw:text-style-name="P3" draw:layer="layout" svg:width="10.033cm" svg:height="1.016cm" svg:x="147.724cm" svg:y="769.675cm">
          <text:p text:style-name="P2"><text:span text:style-name="T4">Убрать за собой и пойти в палату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5" draw:id="id745" draw:layer="layout" svg:width="3.81cm" svg:height="0.508cm" svg:x="147.724cm" svg:y="770.691cm">
          <text:p text:style-name="P2"><text:span text:style-name="T2">To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4" draw:id="id744" draw:layer="layout" svg:width="1.397cm" svg:height="0.508cm" svg:x="147.725cm" svg:y="769.1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11cm" svg:y1="768.123cm" svg:x2="148.423cm" svg:y2="769.179cm" draw:start-shape="id743" draw:start-glue-point="2" draw:end-shape="id744" draw:end-glue-point="0" svg:d="M153011 768123v528h-4588v528" svg:viewBox="0 0 4589 1057">
          <text:p/>
        </draw:connector>
        <draw:connector draw:style-name="gr7" draw:text-style-name="P2" draw:layer="layout" svg:x1="149.629cm" svg:y1="771.199cm" svg:x2="153.654cm" svg:y2="772.742cm" draw:start-shape="id745" draw:start-glue-point="2" draw:end-shape="id736" draw:end-glue-point="0" svg:d="M149629 771199v772h4025v771" svg:viewBox="0 0 4026 1544">
          <text:p/>
        </draw:connector>
        <draw:custom-shape draw:style-name="gr222" draw:text-style-name="P3" draw:layer="layout" svg:width="6.581cm" svg:height="1.016cm" svg:x="148.597cm" svg:y="785.467cm">
          <text:p text:style-name="P2"><text:span text:style-name="T4">[Соврать] Закружилась голова и я упал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8" draw:id="id748" draw:layer="layout" svg:width="3.81cm" svg:height="0.508cm" svg:x="148.597cm" svg:y="786.483cm">
          <text:p text:style-name="P2"><text:span text:style-name="T2">IF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7" draw:id="id747" draw:layer="layout" svg:width="1.397cm" svg:height="0.508cm" svg:x="148.598cm" svg:y="784.9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34cm" svg:y1="783.955cm" svg:x2="149.296cm" svg:y2="784.971cm" draw:start-shape="id746" draw:start-glue-point="2" draw:end-shape="id747" draw:end-glue-point="0" svg:d="M152034 783955v508h-2738v508" svg:viewBox="0 0 2739 1017">
          <text:p/>
        </draw:connector>
        <draw:custom-shape draw:style-name="gr223" draw:text-style-name="P3" xml:id="id750" draw:id="id750" draw:layer="layout" svg:width="7.112cm" svg:height="1.07cm" svg:x="147.939cm" svg:y="788.6cm">
          <text:p text:style-name="P2"><text:span text:style-name="T1">Давай отведем тебя в палату. </text:span></text:p>
          <text:p text:style-name="P2"><text:span text:style-name="T1">Измерю тебе давл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9" draw:id="id749" draw:layer="layout" svg:width="4.445cm" svg:height="0.508cm" svg:x="147.939cm" svg:y="788.092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502cm" svg:y1="786.991cm" svg:x2="150.161cm" svg:y2="788.092cm" draw:start-shape="id748" draw:start-glue-point="2" draw:end-shape="id749" draw:end-glue-point="0" svg:d="M150502 786991v551h-341v550" svg:viewBox="0 0 342 1102">
          <text:p/>
        </draw:connector>
        <draw:custom-shape draw:style-name="gr219" draw:text-style-name="P9" xml:id="id751" draw:id="id751" draw:layer="layout" svg:width="7.732cm" svg:height="1.028cm" svg:x="147.319cm" svg:y="790.42cm">
          <text:p text:style-name="P2"><text:span text:style-name="T1">Агата и Астрид помогают Вам встать. Отводят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" xml:id="id753" draw:id="id753" draw:layer="layout" svg:width="7.112cm" svg:height="1.07cm" svg:x="148.142cm" svg:y="792.975cm">
          <text:p text:style-name="P2"><text:span text:style-name="T1">Полежи, я скоро верну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2" draw:id="id752" draw:layer="layout" svg:width="4.445cm" svg:height="0.508cm" svg:x="148.142cm" svg:y="792.467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95cm" svg:y1="789.67cm" svg:x2="151.185cm" svg:y2="790.42cm" draw:start-shape="id750" draw:start-glue-point="2" draw:end-shape="id751" draw:end-glue-point="0" svg:d="M151495 789670v375h-310v375" svg:viewBox="0 0 311 751">
          <text:p/>
        </draw:connector>
        <draw:connector draw:style-name="gr7" draw:text-style-name="P2" draw:layer="layout" svg:x1="151.185cm" svg:y1="791.448cm" svg:x2="150.364cm" svg:y2="792.467cm" draw:start-shape="id751" draw:start-glue-point="2" draw:end-shape="id752" draw:end-glue-point="0" svg:d="M151185 791448v510h-821v509" svg:viewBox="0 0 822 1020">
          <text:p/>
        </draw:connector>
        <draw:custom-shape draw:style-name="gr221" draw:text-style-name="P3" xml:id="id757" draw:id="id757" draw:layer="layout" svg:width="7.304cm" svg:height="0.989cm" svg:x="148.116cm" svg:y="795.558cm">
          <text:p text:style-name="P2"><text:span text:style-name="T1">Я побуду с н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4" draw:id="id754" draw:layer="layout" svg:width="4.445cm" svg:height="0.549cm" svg:x="148.116cm" svg:y="795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698cm" svg:y1="794.045cm" svg:x2="150.338cm" svg:y2="795.009cm" draw:start-shape="id753" draw:start-glue-point="2" draw:end-shape="id754" draw:end-glue-point="0" svg:d="M151698 794045v482h-1360v482" svg:viewBox="0 0 1361 965">
          <text:p/>
        </draw:connector>
        <draw:custom-shape draw:style-name="gr224" draw:text-style-name="P9" xml:id="id755" draw:id="id755" draw:layer="layout" svg:width="10.287cm" svg:height="1.028cm" svg:x="146.415cm" svg:y="797.544cm">
          <text:p text:style-name="P2"><text:span text:style-name="T1">Агата возвращается с тонометром, обезболивающим и стаканом воды.</text:span></text:p>
          <text:p text:style-name="P2"><text:span text:style-name="T1">Она измерят Вам давле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" xml:id="id758" draw:id="id758" draw:layer="layout" svg:width="7.304cm" svg:height="0.989cm" svg:x="147.108cm" svg:y="800.15cm">
          <text:p text:style-name="P2"><text:span text:style-name="T1">Все в норме. Вот вып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6" draw:id="id756" draw:layer="layout" svg:width="4.445cm" svg:height="0.549cm" svg:x="147.108cm" svg:y="799.601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8cm" svg:y1="798.572cm" svg:x2="149.33cm" svg:y2="799.601cm" draw:start-shape="id755" draw:start-glue-point="2" draw:end-shape="id756" draw:end-glue-point="0" svg:d="M151558 798572v514h-2228v515" svg:viewBox="0 0 2229 1030">
          <text:p/>
        </draw:connector>
        <draw:connector draw:style-name="gr7" draw:text-style-name="P2" draw:layer="layout" svg:x1="151.768cm" svg:y1="796.547cm" svg:x2="151.558cm" svg:y2="797.544cm" draw:start-shape="id757" draw:start-glue-point="2" draw:end-shape="id755" draw:end-glue-point="0" svg:d="M151768 796547v498h-210v499" svg:viewBox="0 0 211 998">
          <text:p/>
        </draw:connector>
        <draw:custom-shape draw:style-name="gr222" draw:text-style-name="P3" draw:layer="layout" svg:width="6.581cm" svg:height="1.016cm" svg:x="148.012cm" svg:y="802.499cm">
          <text:p text:style-name="P2"><text:span text:style-name="T4">Выпить обезболивающее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0" draw:id="id760" draw:layer="layout" svg:width="3.81cm" svg:height="0.508cm" svg:x="148.012cm" svg:y="803.515cm">
          <text:p text:style-name="P2"><text:span text:style-name="T2">DrinkPaink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59" draw:id="id759" draw:layer="layout" svg:width="1.397cm" svg:height="0.508cm" svg:x="148.013cm" svg:y="802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76cm" svg:y1="801.139cm" svg:x2="148.711cm" svg:y2="802.003cm" draw:start-shape="id758" draw:start-glue-point="2" draw:end-shape="id759" draw:end-glue-point="0" svg:d="M150760 801139v432h-2049v432" svg:viewBox="0 0 2050 865">
          <text:p/>
        </draw:connector>
        <draw:custom-shape draw:style-name="gr225" draw:text-style-name="P3" xml:id="id762" draw:id="id762" draw:layer="layout" svg:width="7.989cm" svg:height="0.989cm" svg:x="147.558cm" svg:y="805.713cm">
          <text:p text:style-name="P2"><text:span text:style-name="T1">Если будет тошнить или двоится в глазах сообщи мне.</text:span></text:p>
          <text:p text:style-name="P2"><text:span text:style-name="T1">Астрид, пошл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1" draw:id="id761" draw:layer="layout" svg:width="4.445cm" svg:height="0.549cm" svg:x="147.558cm" svg:y="805.164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17cm" svg:y1="804.023cm" svg:x2="149.78cm" svg:y2="805.164cm" draw:start-shape="id760" draw:start-glue-point="2" draw:end-shape="id761" draw:end-glue-point="0" svg:d="M149917 804023v570h-137v571" svg:viewBox="0 0 138 1142">
          <text:p/>
        </draw:connector>
        <draw:custom-shape draw:style-name="gr221" draw:text-style-name="P3" xml:id="id764" draw:id="id764" draw:layer="layout" svg:width="7.304cm" svg:height="0.989cm" svg:x="147.558cm" svg:y="808.253cm">
          <text:p text:style-name="P2"><text:span text:style-name="T1">Можно я побуду с Элис?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3" draw:id="id763" draw:layer="layout" svg:width="4.445cm" svg:height="0.549cm" svg:x="147.558cm" svg:y="807.70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2cm" svg:y1="806.702cm" svg:x2="149.78cm" svg:y2="807.704cm" draw:start-shape="id762" draw:start-glue-point="2" draw:end-shape="id763" draw:end-glue-point="0" svg:d="M151552 806702v500h-1772v502" svg:viewBox="0 0 1773 1003">
          <text:p/>
        </draw:connector>
        <draw:custom-shape draw:style-name="gr225" draw:text-style-name="P3" xml:id="id766" draw:id="id766" draw:layer="layout" svg:width="7.989cm" svg:height="0.989cm" svg:x="147.697cm" svg:y="810.652cm">
          <text:p text:style-name="P2"><text:span text:style-name="T1">Да, только не долго, пускай отдохнет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5" draw:id="id765" draw:layer="layout" svg:width="4.445cm" svg:height="0.549cm" svg:x="147.697cm" svg:y="810.103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1cm" svg:y1="809.242cm" svg:x2="149.919cm" svg:y2="810.103cm" draw:start-shape="id764" draw:start-glue-point="2" draw:end-shape="id765" draw:end-glue-point="0" svg:d="M151210 809242v430h-1291v431" svg:viewBox="0 0 1292 862">
          <text:p/>
        </draw:connector>
        <draw:custom-shape draw:style-name="gr226" draw:text-style-name="P9" xml:id="id767" draw:id="id767" draw:layer="layout" svg:width="6.439cm" svg:height="1.028cm" svg:x="147.723cm" svg:y="812.657cm">
          <text:p text:style-name="P2"><text:span text:style-name="T1">Агата выходит из па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91cm" svg:y1="811.641cm" svg:x2="150.942cm" svg:y2="812.657cm" draw:start-shape="id766" draw:start-glue-point="2" draw:end-shape="id767" draw:end-glue-point="0" svg:d="M151691 811641v508h-749v508" svg:viewBox="0 0 750 1017">
          <text:p/>
        </draw:connector>
        <draw:custom-shape draw:style-name="gr227" draw:text-style-name="P3" xml:id="id771" draw:id="id771" draw:layer="layout" svg:width="10.63cm" svg:height="1.212cm" svg:x="147.723cm" svg:y="815.128cm">
          <text:p text:style-name="P2"><text:span text:style-name="T1">Ты точно сама упала, или тебе помогли?</text:span></text:p>
          <text:p text:style-name="P2"><text:span text:style-name="T1">Я видела как эта великанша вошла в столовую, когда я <text:s/>из нее выходила. </text:span></text:p>
          <text:p text:style-name="P2"><text:span text:style-name="T1">А потом я нашла тебя, лежащую на полу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8" draw:id="id768" draw:layer="layout" svg:width="4.445cm" svg:height="0.549cm" svg:x="147.723cm" svg:y="814.57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942cm" svg:y1="813.685cm" svg:x2="149.945cm" svg:y2="814.579cm" draw:start-shape="id767" draw:start-glue-point="2" draw:end-shape="id768" draw:end-glue-point="0" svg:d="M150942 813685v447h-997v447" svg:viewBox="0 0 998 895">
          <text:p/>
        </draw:connector>
        <draw:custom-shape draw:style-name="gr222" draw:text-style-name="P3" draw:layer="layout" svg:width="6.581cm" svg:height="1.016cm" svg:x="147.854cm" svg:y="817.614cm">
          <text:p text:style-name="P2"><text:span text:style-name="T4">Ты никому не разболт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9" draw:id="id769" draw:layer="layout" svg:width="3.81cm" svg:height="0.508cm" svg:x="147.854cm" svg:y="818.63cm">
          <text:p text:style-name="P2"><text:span text:style-name="T2">YouDont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2" draw:id="id772" draw:layer="layout" svg:width="1.397cm" svg:height="0.508cm" svg:x="147.855cm" svg:y="817.1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21" draw:text-style-name="P3" xml:id="id773" draw:id="id773" draw:layer="layout" svg:width="7.304cm" svg:height="0.989cm" svg:x="147.685cm" svg:y="820.558cm">
          <text:p text:style-name="P2"><text:span text:style-name="T1">Обеща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0" draw:id="id770" draw:layer="layout" svg:width="4.445cm" svg:height="0.549cm" svg:x="147.685cm" svg:y="820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59cm" svg:y1="819.138cm" svg:x2="149.907cm" svg:y2="820.009cm" draw:start-shape="id769" draw:start-glue-point="2" draw:end-shape="id770" draw:end-glue-point="0" svg:d="M149759 819138v435h148v436" svg:viewBox="0 0 149 872">
          <text:p/>
        </draw:connector>
        <draw:connector draw:style-name="gr7" draw:text-style-name="P2" draw:layer="layout" svg:x1="153.038cm" svg:y1="816.34cm" svg:x2="148.553cm" svg:y2="817.118cm" draw:start-shape="id771" draw:start-glue-point="2" draw:end-shape="id772" draw:end-glue-point="0" svg:d="M153038 816340v389h-4485v389" svg:viewBox="0 0 4486 779">
          <text:p/>
        </draw:connector>
        <draw:custom-shape draw:style-name="gr222" draw:text-style-name="P3" draw:layer="layout" svg:width="6.581cm" svg:height="1.016cm" svg:x="147.75cm" svg:y="822.958cm">
          <text:p text:style-name="P2"><text:span text:style-name="T4">Да. Та огромная баба толкнула мен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5" draw:id="id775" draw:layer="layout" svg:width="3.81cm" svg:height="0.508cm" svg:x="147.75cm" svg:y="823.974cm">
          <text:p text:style-name="P2"><text:span text:style-name="T2">GiantPus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4" draw:id="id774" draw:layer="layout" svg:width="1.397cm" svg:height="0.508cm" svg:x="147.751cm" svg:y="822.4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37cm" svg:y1="821.547cm" svg:x2="148.449cm" svg:y2="822.462cm" draw:start-shape="id773" draw:start-glue-point="2" draw:end-shape="id774" draw:end-glue-point="0" svg:d="M151337 821547v457h-2888v458" svg:viewBox="0 0 2889 916">
          <text:p/>
        </draw:connector>
        <draw:custom-shape draw:style-name="gr228" draw:text-style-name="P3" xml:id="id777" draw:id="id777" draw:layer="layout" svg:width="7.304cm" svg:height="1.159cm" svg:x="147.933cm" svg:y="826.103cm">
          <text:p text:style-name="P2"><text:span text:style-name="T1">Понятно. Она в компании Лоры. </text:span></text:p>
          <text:p text:style-name="P2"><text:span text:style-name="T1">Большая, безмозглая и легко-внушаемая.</text:span></text:p>
          <text:p text:style-name="P2"><text:span text:style-name="T1">Идеальный инструмент в руках психопатк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6" draw:id="id776" draw:layer="layout" svg:width="4.445cm" svg:height="0.549cm" svg:x="147.933cm" svg:y="825.55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55cm" svg:y1="824.482cm" svg:x2="150.155cm" svg:y2="825.554cm" draw:start-shape="id775" draw:start-glue-point="2" draw:end-shape="id776" draw:end-glue-point="0" svg:d="M149655 824482v536h500v536" svg:viewBox="0 0 501 1073">
          <text:p/>
        </draw:connector>
        <draw:custom-shape draw:style-name="gr222" draw:text-style-name="P3" draw:layer="layout" svg:width="6.581cm" svg:height="1.016cm" svg:x="148.066cm" svg:y="829.028cm">
          <text:p text:style-name="P2"><text:span text:style-name="T4">Что же мне дел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9" draw:id="id779" draw:layer="layout" svg:width="3.81cm" svg:height="0.508cm" svg:x="148.066cm" svg:y="830.044cm">
          <text:p text:style-name="P2"><text:span text:style-name="T2">What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8" draw:id="id778" draw:layer="layout" svg:width="1.397cm" svg:height="0.508cm" svg:x="148.067cm" svg:y="828.53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85cm" svg:y1="827.262cm" svg:x2="148.765cm" svg:y2="828.532cm" draw:start-shape="id777" draw:start-glue-point="2" draw:end-shape="id778" draw:end-glue-point="0" svg:d="M151585 827262v635h-2820v635" svg:viewBox="0 0 2821 1271">
          <text:p/>
        </draw:connector>
        <draw:custom-shape draw:style-name="gr228" draw:text-style-name="P3" xml:id="id781" draw:id="id781" draw:layer="layout" svg:width="7.304cm" svg:height="1.159cm" svg:x="147.812cm" svg:y="832.383cm">
          <text:p text:style-name="P2"><text:span text:style-name="T1">Я попробую поговорить с Лорой. </text:span></text:p>
          <text:p text:style-name="P2"><text:span text:style-name="T1">Узнать, что ей от тебя нужн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0" draw:id="id780" draw:layer="layout" svg:width="4.445cm" svg:height="0.549cm" svg:x="147.812cm" svg:y="831.83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71cm" svg:y1="830.552cm" svg:x2="150.034cm" svg:y2="831.834cm" draw:start-shape="id779" draw:start-glue-point="2" draw:end-shape="id780" draw:end-glue-point="0" svg:d="M149971 830552v641h63v641" svg:viewBox="0 0 64 1283">
          <text:p/>
        </draw:connector>
        <draw:custom-shape draw:style-name="gr222" draw:text-style-name="P3" draw:layer="layout" svg:width="6.581cm" svg:height="1.016cm" svg:x="147.802cm" svg:y="835.087cm">
          <text:p text:style-name="P2"><text:span text:style-name="T4">Почему ты мне помог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83" draw:id="id783" draw:layer="layout" svg:width="3.81cm" svg:height="0.508cm" svg:x="147.802cm" svg:y="836.103cm">
          <text:p text:style-name="P2"><text:span text:style-name="T2">WhyYou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2" draw:id="id782" draw:layer="layout" svg:width="1.397cm" svg:height="0.508cm" svg:x="147.803cm" svg:y="834.59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4cm" svg:y1="833.542cm" svg:x2="148.501cm" svg:y2="834.591cm" draw:start-shape="id781" draw:start-glue-point="2" draw:end-shape="id782" draw:end-glue-point="0" svg:d="M151464 833542v524h-2963v525" svg:viewBox="0 0 2964 1050">
          <text:p/>
        </draw:connector>
        <draw:custom-shape draw:style-name="gr229" draw:text-style-name="P3" xml:id="id785" draw:id="id785" draw:layer="layout" svg:width="7.304cm" svg:height="0.923cm" svg:x="147.493cm" svg:y="838.225cm">
          <text:p text:style-name="P2"><text:span text:style-name="T1">Потом расскажу. Отдыха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4" draw:id="id784" draw:layer="layout" svg:width="4.445cm" svg:height="0.549cm" svg:x="147.493cm" svg:y="837.6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07cm" svg:y1="836.611cm" svg:x2="149.715cm" svg:y2="837.676cm" draw:start-shape="id783" draw:start-glue-point="2" draw:end-shape="id784" draw:end-glue-point="0" svg:d="M149707 836611v532h8v533" svg:viewBox="0 0 9 1066">
          <text:p/>
        </draw:connector>
        <draw:custom-shape draw:style-name="gr226" draw:text-style-name="P9" xml:id="id786" draw:id="id786" draw:layer="layout" svg:width="6.439cm" svg:height="1.028cm" svg:x="147.215cm" svg:y="840.458cm">
          <text:p text:style-name="P2"><text:span text:style-name="T1">В палату заходит Агата.</text:span></text:p>
          <text:p text:style-name="P2"><text:span text:style-name="T1">Достает шприц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45cm" svg:y1="839.148cm" svg:x2="150.434cm" svg:y2="840.458cm" draw:start-shape="id785" draw:start-glue-point="2" draw:end-shape="id786" svg:d="M151145 839148v655h-711v655" svg:viewBox="0 0 712 1311">
          <text:p/>
        </draw:connector>
        <draw:custom-shape draw:style-name="gr225" draw:text-style-name="P3" xml:id="id788" draw:id="id788" draw:layer="layout" svg:width="7.989cm" svg:height="0.989cm" svg:x="147.33cm" svg:y="843.105cm">
          <text:p text:style-name="P2"><text:span text:style-name="T1">Поможет тебе уснуть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7" draw:id="id787" draw:layer="layout" svg:width="4.445cm" svg:height="0.549cm" svg:x="147.33cm" svg:y="842.55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434cm" svg:y1="841.486cm" svg:x2="149.552cm" svg:y2="842.556cm" draw:start-shape="id786" draw:start-glue-point="2" draw:end-shape="id787" draw:end-glue-point="0" svg:d="M150434 841486v535h-882v535" svg:viewBox="0 0 883 1071">
          <text:p/>
        </draw:connector>
        <draw:custom-shape draw:style-name="gr222" draw:text-style-name="P3" draw:layer="layout" svg:width="6.581cm" svg:height="1.016cm" svg:x="147.488cm" svg:y="845.461cm">
          <text:p text:style-name="P2"><text:span text:style-name="T4">Хорошо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90" draw:id="id790" draw:layer="layout" svg:width="3.81cm" svg:height="0.508cm" svg:x="147.488cm" svg:y="846.477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9" draw:id="id789" draw:layer="layout" svg:width="1.397cm" svg:height="0.508cm" svg:x="147.489cm" svg:y="844.9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24cm" svg:y1="844.094cm" svg:x2="148.187cm" svg:y2="844.965cm" draw:start-shape="id788" draw:start-glue-point="2" draw:end-shape="id789" draw:end-glue-point="0" svg:d="M151324 844094v435h-3137v436" svg:viewBox="0 0 3138 872">
          <text:p/>
        </draw:connector>
        <draw:custom-shape draw:style-name="gr230" draw:text-style-name="P9" xml:id="id791" draw:id="id791" draw:layer="layout" svg:width="9.924cm" svg:height="1.028cm" svg:x="145.762cm" svg:y="848.332cm">
          <text:p text:style-name="P2"><text:span text:style-name="T1">Вас оставляют в палате наедине,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9.393cm" svg:y1="846.985cm" svg:x2="150.724cm" svg:y2="848.332cm" draw:start-shape="id790" draw:start-glue-point="2" draw:end-shape="id791" svg:d="M149393 846985v674h1331v673" svg:viewBox="0 0 1332 13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10T08:39:58.969495890</dc:date>
    <meta:editing-duration>P8DT14H18M18S</meta:editing-duration>
    <meta:editing-cycles>836</meta:editing-cycles>
    <meta:generator>LibreOffice/6.0.7.3$Linux_X86_64 LibreOffice_project/00m0$Build-3</meta:generator>
    <meta:document-statistic meta:object-count="1466"/>
  </office:meta>
</office:document-meta>
</file>